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officeooo:rsid="00177175" officeooo:paragraph-rsid="00177175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2pt" fo:font-weight="normal" officeooo:rsid="00177175" officeooo:paragraph-rsid="00177175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weight="bold" officeooo:rsid="00177175" officeooo:paragraph-rsid="00177175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normal" officeooo:rsid="00177175" officeooo:paragraph-rsid="00177175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8923f" officeooo:paragraph-rsid="0018923f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1b9a73" officeooo:paragraph-rsid="001b9a7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ionsdata</text:p>
      <text:p text:style-name="P1"/>
      <text:p text:style-name="P2">Namn :Alexander Gillberg</text:p>
      <text:p text:style-name="P2">PortalID: algi1701</text:p>
      <text:p text:style-name="P2">Laboration 1 – Pekare</text:p>
      <text:p text:style-name="P6">2017-01-24</text:p>
      <text:p text:style-name="P2">Visual Studio 2017</text:p>
      <text:p text:style-name="P1"/>
      <text:p text:style-name="P1">Filer</text:p>
      <text:p text:style-name="P1"/>
      <text:p text:style-name="P2">Source.cpp</text:p>
      <text:p text:style-name="P1"/>
      <text:p text:style-name="P1">Slutsatser och kommentarer</text:p>
      <text:p text:style-name="P3"/>
      <text:p text:style-name="P2">Första laborationen i denna kurs fick jag då för första gången i mitt liv använda pekare. Jag har tidigare erfarenhet i Java men inget i c++ så därför tog det en stund för mig att fullt förstå vad fördelarna är med pekare och hur man kan använda de på bästa sätt. Efter en hel del diskussioner i IRC-rummet var jag till slut med på noterna gällande pekare och kunde genomföra laborationen. </text:p>
      <text:p text:style-name="P2"/>
      <text:p text:style-name="P5">Detta för mig va en bra och lärorik laboration :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8:57:18.350000000</meta:creation-date>
    <dc:date>2018-01-24T09:08:49.082000000</dc:date>
    <meta:editing-duration>PT10M31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1" meta:word-count="99" meta:character-count="586" meta:non-whitespace-character-count="496"/>
  </office:meta>
</office:document-meta>
</file>